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>
      <style:paragraph-properties fo:text-align="center" style:justify-single-word="false"/>
      <style:text-properties officeooo:paragraph-rsid="000224e5"/>
    </style:style>
    <style:style style:name="T1" style:family="text">
      <style:text-properties officeooo:rsid="000224e5"/>
    </style:style>
    <style:style style:name="T2" style:family="text">
      <style:text-properties style:text-underline-style="solid" style:text-underline-width="auto" style:text-underline-color="font-color" officeooo:rsid="000224e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">Ruby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start with a lowercase letter or underscore.</text:p>
        </text:list-item>
        <text:list-item>
          <text:p text:style-name="P2"><text:span text:style-name="Source_20_Text">=</text:span> is used for assignment.</text:p>
        </text:list-item>
        <text:list-item>
          <text:p text:style-name="P1">Dynamic typing: no need to declare variable types.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Numeric types: <text:span text:style-name="Source_20_Text">Integer</text:span>, <text:span text:style-name="Source_20_Text">Float</text:span>.</text:p>
        </text:list-item>
        <text:list-item>
          <text:p text:style-name="P4">String type: <text:span text:style-name="Source_20_Text">String</text:span>.</text:p>
        </text:list-item>
        <text:list-item>
          <text:p text:style-name="P4">Boolean type: <text:span text:style-name="Source_20_Text">TrueClass</text:span>, <text:span text:style-name="Source_20_Text">FalseClass</text:span>.</text:p>
        </text:list-item>
        <text:list-item>
          <text:p text:style-name="P4">Arrays: Ordered collections of items.</text:p>
        </text:list-item>
        <text:list-item>
          <text:p text:style-name="P3">Hashes: Key-value pairs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Comparison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5">Logical: <text:span text:style-name="Source_20_Text">&amp;&amp;</text:span>, <text:span text:style-name="Source_20_Text">||</text:span>, <text:span text:style-name="Source_20_Text">!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case</text:span> statement for multi-case selection.</text:p>
        </text:list-item>
        <text:list-item>
          <text:p text:style-name="P8"><text:span text:style-name="Source_20_Text">while</text:span>, <text:span text:style-name="Source_20_Text">until</text:span>, <text:span text:style-name="Source_20_Text">for</text:span> loops for iteration.</text:p>
        </text:list-item>
        <text:list-item>
          <text:p text:style-name="P7"><text:span text:style-name="Source_20_Text">break</text:span>, <text:span text:style-name="Source_20_Text">next</text:span>, <text:span text:style-name="Source_20_Text">redo</text:span> for flow control within loops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fined using the <text:span text:style-name="Source_20_Text">def</text:span> keyword.</text:p>
        </text:list-item>
        <text:list-item>
          <text:p text:style-name="P10">Can have parameters and return values.</text:p>
        </text:list-item>
        <text:list-item>
          <text:p text:style-name="P9">Implicit return: last evaluated expression is returned.</text:p>
        </text:list-item>
      </text:list>
      <text:p text:style-name="Text_20_body"><text:span text:style-name="Strong_20_Emphasis">Blocks and Procs:</text:span></text:p>
      <text:list text:style-name="L6">
        <text:list-item>
          <text:p text:style-name="P12">Blocks are chunks of code enclosed in <text:span text:style-name="Source_20_Text">{}</text:span> or <text:span text:style-name="Source_20_Text">do...end</text:span>.</text:p>
        </text:list-item>
        <text:list-item>
          <text:p text:style-name="P11">Procs are anonymous functions that can be stored in variables and passed around.</text:p>
        </text:list-item>
      </text:list>
      <text:p text:style-name="Text_20_body"><text:span text:style-name="Strong_20_Emphasis">Arrays:</text:span></text:p>
      <text:list text:style-name="L7">
        <text:list-item>
          <text:p text:style-name="P14">Ordered collections of items.</text:p>
        </text:list-item>
        <text:list-item>
          <text:p text:style-name="P14">Accessed using zero-based index.</text:p>
        </text:list-item>
        <text:list-item>
          <text:p text:style-name="P13">Methods like <text:span text:style-name="Source_20_Text">push</text:span>, <text:span text:style-name="Source_20_Text">pop</text:span>, <text:span text:style-name="Source_20_Text">shift</text:span>, <text:span text:style-name="Source_20_Text">unshift</text:span>, <text:span text:style-name="Source_20_Text">slice</text:span>, <text:span text:style-name="Source_20_Text">each</text:span> for manipulation and iteration.</text:p>
        </text:list-item>
      </text:list>
      <text:p text:style-name="Text_20_body"><text:span text:style-name="Strong_20_Emphasis">Hashes:</text:span></text:p>
      <text:list text:style-name="L8">
        <text:list-item>
          <text:p text:style-name="P16">Unordered collections of key-value pairs.</text:p>
        </text:list-item>
        <text:list-item>
          <text:p text:style-name="P16"><text:soft-page-break/>Accessed using keys.</text:p>
        </text:list-item>
        <text:list-item>
          <text:p text:style-name="P15">Methods like <text:span text:style-name="Source_20_Text">keys</text:span>, <text:span text:style-name="Source_20_Text">values</text:span>, <text:span text:style-name="Source_20_Text">each</text:span> for manipulation and iteration.</text:p>
        </text:list-item>
      </text:list>
      <text:p text:style-name="Text_20_body"><text:span text:style-name="Strong_20_Emphasis">Classes:</text:span></text:p>
      <text:list text:style-name="L9">
        <text:list-item>
          <text:p text:style-name="P18">Used for creating objects with properties and methods.</text:p>
        </text:list-item>
        <text:list-item>
          <text:p text:style-name="P18">Constructor method <text:span text:style-name="Source_20_Text">initialize</text:span> for initialization.</text:p>
        </text:list-item>
        <text:list-item>
          <text:p text:style-name="P17">Methods and properties defined within the class body.</text:p>
        </text:list-item>
      </text:list>
      <text:p text:style-name="Text_20_body"><text:span text:style-name="Strong_20_Emphasis">Inheritance:</text:span></text:p>
      <text:list text:style-name="L10">
        <text:list-item>
          <text:p text:style-name="P20">Classes can inherit from other classes using <text:span text:style-name="Source_20_Text">&lt;</text:span> syntax.</text:p>
        </text:list-item>
        <text:list-item>
          <text:p text:style-name="P19"><text:span text:style-name="Source_20_Text">super</text:span> keyword to call methods from the superclass.</text:p>
        </text:list-item>
      </text:list>
      <text:p text:style-name="Text_20_body"><text:span text:style-name="Strong_20_Emphasis">Modules:</text:span></text:p>
      <text:list text:style-name="L11">
        <text:list-item>
          <text:p text:style-name="P22">Collections of methods and constants.</text:p>
        </text:list-item>
        <text:list-item>
          <text:p text:style-name="P22">Used for organizing code and providing namespace.</text:p>
        </text:list-item>
        <text:list-item>
          <text:p text:style-name="P21">Included in classes using <text:span text:style-name="Source_20_Text">include</text:span> keyword.</text:p>
        </text:list-item>
      </text:list>
      <text:p text:style-name="Text_20_body"><text:span text:style-name="Strong_20_Emphasis">Exception Handling:</text:span></text:p>
      <text:list text:style-name="L12">
        <text:list-item>
          <text:p text:style-name="P24"><text:span text:style-name="Source_20_Text">begin</text:span>, <text:span text:style-name="Source_20_Text">rescue</text:span>, <text:span text:style-name="Source_20_Text">ensure</text:span>, <text:span text:style-name="Source_20_Text">else</text:span> blocks for handling exceptions.</text:p>
        </text:list-item>
        <text:list-item>
          <text:p text:style-name="P23"><text:span text:style-name="Source_20_Text">raise</text:span> statement to raise custom exceptions.</text:p>
        </text:list-item>
      </text:list>
      <text:p text:style-name="Text_20_body"><text:span text:style-name="Strong_20_Emphasis">File Handling:</text:span></text:p>
      <text:list text:style-name="L13">
        <text:list-item>
          <text:p text:style-name="P26"><text:span text:style-name="Source_20_Text">File</text:span> class for file I/O operations.</text:p>
        </text:list-item>
        <text:list-item>
          <text:p text:style-name="P25">Methods like <text:span text:style-name="Source_20_Text">open</text:span>, <text:span text:style-name="Source_20_Text">read</text:span>, <text:span text:style-name="Source_20_Text">write</text:span>, <text:span text:style-name="Source_20_Text">close</text:span> for file manipulation.</text:p>
        </text:list-item>
      </text:list>
      <text:p text:style-name="Text_20_body"><text:span text:style-name="Strong_20_Emphasis">Regular Expressions:</text:span></text:p>
      <text:list text:style-name="L14">
        <text:list-item>
          <text:p text:style-name="P28">Powerful pattern matching tool.</text:p>
        </text:list-item>
        <text:list-item>
          <text:p text:style-name="P27">Used with <text:span text:style-name="Source_20_Text">=~</text:span> operator or <text:span text:style-name="Source_20_Text">match</text:span> method.</text:p>
        </text:list-item>
      </text:list>
      <text:p text:style-name="Text_20_body"><text:span text:style-name="Strong_20_Emphasis">Symbols:</text:span></text:p>
      <text:list text:style-name="L15">
        <text:list-item>
          <text:p text:style-name="P30">Lightweight strings used as identifiers.</text:p>
        </text:list-item>
        <text:list-item>
          <text:p text:style-name="P29">Commonly used as keys in hashes.</text:p>
        </text:list-item>
      </text:list>
      <text:p text:style-name="Text_20_body"><text:span text:style-name="Strong_20_Emphasis">Ranges:</text:span></text:p>
      <text:list text:style-name="L16">
        <text:list-item>
          <text:p text:style-name="P32">Represents a range of values.</text:p>
        </text:list-item>
        <text:list-item>
          <text:p text:style-name="P31">Created using <text:span text:style-name="Source_20_Text">..</text:span> or <text:span text:style-name="Source_20_Text">...</text:span> operator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8:07.570058742</meta:creation-date>
    <dc:date>2024-04-07T12:23:10.078499333</dc:date>
    <meta:editing-duration>PT47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61" meta:word-count="350" meta:character-count="2093" meta:non-whitespace-character-count="1848"/>
  </office:meta>
</office:document-meta>
</file>